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9.44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346.45pt"/>
    </style:style>
    <style:style style:name="co4" style:family="table-column">
      <style:table-column-properties fo:break-before="auto" style:column-width="386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1pt" fo:break-before="auto" style:use-optimal-row-height="fals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cfc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pt"/>
    </style:style>
    <style:style style:name="ce3" style:family="table-cell" style:parent-style-name="Default">
      <style:table-cell-properties fo:background-color="#72cfcd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b47804"/>
    </style:style>
    <style:style style:name="T3" style:family="text">
      <style:text-properties style:use-window-font-color="true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b47804" style:font-name="Liberation Sans1" fo:font-size="11pt" style:font-name-asian="Liberation Sans1" style:font-name-complex="Liberation Sans1" style:font-size-asian="11pt" style:font-size-complex="11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b47804" style:font-name="Liberation Sans" fo:font-size="10pt" style:font-name-asian="Microsoft YaHei" style:font-name-complex="Lucida Sans" style:font-size-asian="10pt" style:font-size-complex="10pt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name-complex="Lucida Sans" style:font-size-asian="10pt" style:font-size-complex="10pt" style:use-window-font-color="true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name-complex="Lucida Sans" style:font-size-asian="10pt" style:font-size-complex="10pt" fo:color="#b47804"/>
    </style:style>
    <style:style style:name="T10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b47804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/>
          <table:table-cell table:style-name="ce5" office:value-type="string" calcext:value-type="string">
            <text:p>Definition</text:p>
          </table:table-cell>
          <table:table-cell table:style-name="ce5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tmtBody Terminato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tmtBody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<text:span text:style-name="T1">Equality | Inequality | DefEquals | Equivalence | Proportional | </text:span>Membership | ParameterDef | ShortFunDef | CaseStmt | ExprStmt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Terminat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2">','</text:span> | <text:span text:style-name="T2">'\n'</text:span><text:span text:style-name="T3"> | EndOfFile</text:span>) <text:span text:style-name="T2">'\n'</text:span>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r (</text:span><text:span text:style-name="T4">'='</text:span><text:span text:style-name="T1">  </text:span><text:span text:style-name="T4">'\n'</text:span><text:span text:style-name="T1">? </text:span>Expr)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otEqualStmt | LessStmt | GreaterStm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tEqual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<text:span text:style-name="T2">'≠'</text:span> 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ss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r ((</text:span><text:span text:style-name="T4">'&lt;'</text:span><text:span text:style-name="T1"> | </text:span><text:span text:style-name="T4">'≤'</text:span><text:span text:style-name="T1">) </text:span><text:span text:style-name="T4">'\n'</text:span><text:span text:style-name="T1">? </text:span>Expr)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eate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r ((</text:span><text:span text:style-name="T4">‘&gt;’</text:span><text:span text:style-name="T1"> | </text:span><text:span text:style-name="T4">‘≥’</text:span><text:span text:style-name="T1">) </text:span><text:span text:style-name="T4">'\n'</text:span><text:span text:style-name="T1">? </text:span>Expr)+</text:p>
          </table:table-cell>
          <table:table-cell office:value-type="string" calcext:value-type="string">
            <text:p>More awkward than LessStm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fEqual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Start </text:span><text:span text:style-name="T4">'≔' </text:span>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ivalenc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Start </text:span><text:span text:style-name="T4">'≡' </text:span>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portion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Start </text:span><text:span text:style-name="T4">'∝' </text:span>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bership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(</text:span><text:span text:style-name="T4">‘,’</text:span><text:span text:style-name="T1"> Identifier</text:span>)* <text:span text:style-name="T2">‘∈’</text:span> SetTermin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ameter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‘:’</text:span><text:span text:style-name="T1"> SetLiteral (</text:span><text:span text:style-name="T4">‘×’</text:span><text:span text:style-name="T1"> SetLiteral)* </text:span><text:span text:style-name="T4">‘→’</text:span> SetLiter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ortFun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‘:’</text:span><text:span text:style-name="T1"> </text:span><text:span text:style-name="T4">‘(’</text:span><text:span text:style-name="T5"> (Identifier (</text:span><text:span text:style-name="T4">‘,’</text:span><text:span text:style-name="T5"> Identifier)*)?</text:span><text:span text:style-name="T4"> ‘)’ ‘↦’ </text:span><text:span text:style-name="T5">Expr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e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'=' '⁜c’ </text:span><text:span text:style-name="T5">(</text:span><text:span text:style-name="T4">‘⏴’ </text:span><text:span text:style-name="T5">Expr</text:span><text:span text:style-name="T4"> ‘⏵⏴’</text:span><text:span text:style-name="T5"> StmtBody</text:span><text:span text:style-name="T4"> ‘⏵’</text:span><text:span text:style-name="T5">)+</text:span></text:p>
          </table:table-cell>
          <table:table-cell office:value-type="string" calcext:value-type="string">
            <text:p>There isn’t an “else” case; coverage is up to the user. Also, cannot be reached from expr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Conjunc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Disjunction (</text:span><text:span text:style-name="T4">'\n'</text:span><text:span text:style-name="T1">? (</text:span><text:span text:style-name="T4">‘∧’ </text:span><text:span text:style-name="T5">|</text:span><text:span text:style-name="T4"> ‘and’</text:span><text:span text:style-name="T5">)</text:span><text:span text:style-name="T1"> </text:span><text:span text:style-name="T4">'\n'</text:span><text:span text:style-name="T1">? </text:span>Disjunction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Addition (</text:span><text:span text:style-name="T4">'\n'</text:span><text:span text:style-name="T1">? (</text:span><text:span text:style-name="T4">‘∨’ </text:span><text:span text:style-name="T5">|</text:span><text:span text:style-name="T4"> ‘or’</text:span><text:span text:style-name="T5">)</text:span><text:span text:style-name="T1"> </text:span><text:span text:style-name="T4">'\n'</text:span><text:span text:style-name="T1">? Addition</text:span>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licitMult ((</text:span><text:span text:style-name="T4">'+'</text:span><text:span text:style-name="T1"> | </text:span><text:span text:style-name="T4">'-' </text:span><text:span text:style-name="T5">|</text:span><text:span text:style-name="T4"> '∩' </text:span><text:span text:style-name="T5">|</text:span><text:span text:style-name="T4"> '∪' </text:span><text:span text:style-name="T5">|</text:span><text:span text:style-name="T4"> ‘±’</text:span><text:span text:style-name="T5"> | </text:span><text:span text:style-name="T4">‘∓’</text:span><text:span text:style-name="T1">) </text:span><text:span text:style-name="T4">'\n'</text:span><text:span text:style-name="T1">? ExplicitMult</text:span>)*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x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mplicitMult ((</text:span><text:span text:style-name="T4">'*'</text:span><text:span text:style-name="T1"> |</text:span><text:span text:style-name="T4"> '/' </text:span><text:span text:style-name="T5">|</text:span><text:span text:style-name="T4"> '\' </text:span><text:span text:style-name="T5">|</text:span><text:span text:style-name="T4"> '/' </text:span><text:span text:style-name="T5">|</text:span><text:span text:style-name="T4"> '⋅' </text:span><text:span text:style-name="T5">|</text:span><text:span text:style-name="T4"> '÷' </text:span><text:span text:style-name="T5">|</text:span><text:span text:style-name="T4"> '%' </text:span><text:span text:style-name="T5">|</text:span><text:span text:style-name="T4"> '×' </text:span><text:span text:style-name="T5">|</text:span><text:span text:style-name="T4"> '</text:span><text:span text:style-name="T6">⨀</text:span><text:span text:style-name="T7">' </text:span><text:span text:style-name="T8">|</text:span><text:span text:style-name="T9"> '</text:span><text:span text:style-name="T6">⊗</text:span><text:span text:style-name="T7">'</text:span>) <text:span text:style-name="T2">'\n'</text:span>? ImplicitMult)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eftUnary ImplicitMultArg*</text:p>
          </table:table-cell>
          <table:table-cell office:value-type="string" calcext:value-type="string">
            <text:p>Need to peek for a closer, try to parse an implicit multiplied expression if not fou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f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0">(</text:span><text:span text:style-name="T4">'-'</text:span><text:span text:style-name="T5"> | </text:span><text:span text:style-name="T4">‘¬’</text:span><text:span text:style-name="T5"> | </text:span><text:span text:style-name="T4">‘±’</text:span><text:span text:style-name="T5"> | </text:span><text:span text:style-name="T4">‘∓’</text:span><text:span text:style-name="T3">)</text:span>? Currenc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renc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0">(</text:span><text:span text:style-name="T4">'$' </text:span><text:span text:style-name="T1">| </text:span><text:span text:style-name="T4">'£' </text:span><text:span text:style-name="T5">| </text:span><text:span text:style-name="T4">'€'</text:span>)? RightUna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igh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onent (<text:span text:style-name="T2">‘!’</text:span>* | <text:span text:style-name="T2">‘’’</text:span>*)</text:p>
          </table:table-cell>
          <table:table-cell office:value-type="string" calcext:value-type="string">
            <text:p>Multifactorial or derivativ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nen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Primitive (</text:span><text:span text:style-name="T4">‘^’</text:span><text:span text:style-name="T1"> </text:span><text:span text:style-name="T4">'\n'</text:span><text:span text:style-name="T1">? </text:span>ImplicitMult)?</text:p>
          </table:table-cell>
          <table:table-cell office:value-type="string" calcext:value-type="string">
            <text:p>Right recurs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 | IdStart | Set | Range | EscapeConstr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in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Abs | Norm | Ceil | Floor | Parens | Brackets | Angles | DoubleAngl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|’</text:span> Expr <text:span text:style-name="T2">‘|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‖’</text:span> Expr <text:span text:style-name="T2">‘‖’</text:span></text:p>
          </table:table-cell>
          <table:table-cell office:value-type="string" calcext:value-type="string">
            <text:p>odo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⌈'</text:span> Expr <text:span text:style-name="T2">'⌉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⌊'</text:span> Expr <text:span text:style-name="T2">'⌋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('</text:span> NestedExpr <text:span text:style-name="T2">')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['</text:span><text:span text:style-name="T1"> NestedExpr </text:span><text:span text:style-name="T4">']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⟨'</text:span><text:span text:style-name="T1"> NestedExpr </text:span><text:span text:style-name="T4">'⟩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⟪'</text:span><text:span text:style-name="T1"> NestedExpr </text:span><text:span text:style-name="T4">'⟫'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ed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quality(Nested) | Inequality(Nested) | EscapeExp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scapeExpr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Accent | BigSymbol | Binomial | EscapedGrouping | Fraction | Matrix | Root | Script | UnderscriptedWord</text:p>
          </table:table-cell>
          <table:table-cell table:style-name="ce16" table:number-columns-repeated="1021"/>
        </table:table-row>
        <table:table-row table:style-name="ro5">
          <table:table-cell table:style-name="ce8" office:value-type="string" calcext:value-type="string">
            <text:p>Accen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11">'⁜’ </text:span><text:span text:style-name="T5">(</text:span><text:span text:style-name="T4">‘→’</text:span><text:span text:style-name="T5"> | </text:span><text:span text:style-name="T4">‘ā’</text:span><text:span text:style-name="T5"> | </text:span><text:span text:style-name="T4">‘ă’</text:span><text:span text:style-name="T5"> | </text:span><text:span text:style-name="T4">‘ȧ’</text:span><text:span text:style-name="T5"> |</text:span><text:span text:style-name="T4"> ‘ä’</text:span><text:span text:style-name="T5"> |</text:span><text:span text:style-name="T4"> ‘⋯’</text:span><text:span text:style-name="T5"> | </text:span><text:span text:style-name="T4">‘â’</text:span><text:span text:style-name="T5"> | </text:span><text:span text:style-name="T4">‘ã’</text:span><text:span text:style-name="T5">) </text:span><text:span text:style-name="T4">‘⏴’</text:span><text:span text:style-name="T5"> Expr </text:span><text:span text:style-name="T4">‘⏵’</text:span></text:p>
          </table:table-cell>
          <table:table-cell table:style-name="ce16" table:number-columns-repeated="1021"/>
        </table:table-row>
        <table:table-row table:style-name="ro5">
          <table:table-cell table:style-name="ce8" office:value-type="string" calcext:value-type="string">
            <text:p>BigSymbo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Integral | Sum | Prod</text:p>
          </table:table-cell>
          <table:table-cell table:style-name="ce16" table:number-columns-repeated="1021"/>
        </table:table-row>
        <table:table-row table:style-name="ro5">
          <table:table-cell table:style-name="ce8" office:value-type="string" calcext:value-type="string">
            <text:p>Integra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11">'⁜∫’</text:span><text:span text:style-name="T1"> (</text:span><text:span text:style-name="T4">‘⏴’</text:span><text:span text:style-name="T1"> Expr </text:span><text:span text:style-name="T4">‘⏵’</text:span><text:span text:style-name="T1"> (</text:span><text:span text:style-name="T4">‘⏴’</text:span><text:span text:style-name="T1"> Expr </text:span><text:span text:style-name="T4">‘⏵’</text:span><text:span text:style-name="T1">)?)? Expr? </text:span><text:span text:style-name="T4">‘d’</text:span><text:span text:style-name="T5"> Identifier</text:span></text:p>
          </table:table-cell>
          <table:table-cell table:style-name="ce16" office:value-type="string" calcext:value-type="string">
            <text:p>Expect a “dx” type closer?</text:p>
          </table:table-cell>
          <table:table-cell table:style-name="ce16" table:number-columns-repeated="1020"/>
        </table:table-row>
        <table:table-row table:style-name="ro5">
          <table:table-cell table:style-name="ce8" office:value-type="string" calcext:value-type="string">
            <text:p>Sum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11">'⁜∑’</text:span><text:span text:style-name="T1"> (</text:span><text:span text:style-name="T4">‘⏴’</text:span><text:span text:style-name="T1"> Stmt </text:span><text:span text:style-name="T4">‘⏵’</text:span><text:span text:style-name="T1"> (</text:span><text:span text:style-name="T4">‘⏴’</text:span><text:span text:style-name="T1"> Expr </text:span><text:span text:style-name="T4">‘⏵’</text:span>)?)? Expr</text:p>
          </table:table-cell>
          <table:table-cell table:style-name="ce16" office:value-type="string" calcext:value-type="string">
            <text:p>Closes with parent- statement or grouping</text:p>
          </table:table-cell>
          <table:table-cell table:style-name="ce16" table:number-columns-repeated="1020"/>
        </table:table-row>
        <table:table-row table:style-name="ro5">
          <table:table-cell table:style-name="ce8" office:value-type="string" calcext:value-type="string">
            <text:p>Produc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11">'⁜∏’</text:span><text:span text:style-name="T1"> (</text:span><text:span text:style-name="T4">‘⏴’</text:span><text:span text:style-name="T1"> Stmt </text:span><text:span text:style-name="T4">‘⏵’</text:span><text:span text:style-name="T1"> (</text:span><text:span text:style-name="T4">‘⏴’</text:span><text:span text:style-name="T1"> Expr </text:span><text:span text:style-name="T4">‘⏵’</text:span>)?)? Expr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Binomi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b⏴’</text:span> Expr <text:span text:style-name="T2">‘⏵⏴’</text:span> Expr <text:span text:style-name="T2">‘⏵’</text:span>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scapedGrouping</text:p>
          </table:table-cell>
          <table:table-cell table:style-name="ce19" office:value-type="string" calcext:value-type="string">
            <text:p>⇒</text:p>
          </table:table-cell>
          <table:table-cell table:style-name="ce23" office:value-type="string" calcext:value-type="string">
            <text:p>EscAbs | EscNorm | EscCeil | EscFloor | EscParens | EscBrackets | EscAngles | EscDoubleAngles</text:p>
          </table:table-cell>
          <table:table-cell table:style-name="ce23" table:number-columns-repeated="1021"/>
        </table:table-row>
        <table:table-row table:style-name="ro3">
          <table:table-cell office:value-type="string" calcext:value-type="string">
            <text:p>Esc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||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‖‖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⌈⌉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⌊⌋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()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[]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⟨⟩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⟪⟫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a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f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trix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⊞⏴’</text:span> ℕ(rows) <text:span text:style-name="T2">‘⏵⏴’</text:span> ℕ(cols) <text:span text:style-name="T2">‘⏵’ </text:span>(<text:span text:style-name="T2">‘⏴’</text:span> Expr <text:span text:style-name="T2">‘⏵’</text:span>)+rows*col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o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√⏴’</text:span><text:span text:style-name="T1"> Expr </text:span><text:span text:style-name="T4">‘⏵’ </text:span><text:span text:style-name="T5">(</text:span><text:span text:style-name="T4">‘⏴’</text:span><text:span text:style-name="T5"> Expr </text:span><text:span text:style-name="T4">‘⏵’</text:span><text:span text:style-name="T3">)?</text:span></text:p>
          </table:table-cell>
          <table:table-cell office:value-type="string" calcext:value-type="string">
            <text:p><text:span text:style-name="T1">Optional arg is script power. Maybe positive root is </text:span><text:span text:style-name="T4">'⁜√⏴’</text:span><text:span text:style-name="T1"> Expr </text:span><text:span text:style-name="T4">‘⏵⏴+⏵’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ubscript | Superscript | Dualscrip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_⏴’</text:span> Expr <text:span text:style-name="T2">‘⏵⏴’</text:span> Expr <text:span text:style-name="T2">‘⏵’</text:span></text:p>
          </table:table-cell>
          <table:table-cell office:value-type="string" calcext:value-type="string">
            <text:p>Parse result is context sensitive (exponent, set dimensions/signs, * modifier, operators ‘+’/’-’/’⊤’/’†’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per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^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office:value-type="string" calcext:value-type="string">
            <text:p>Parse result is context sensitive (index, * modifier, derivative, id modifier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ual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⁜Δ⏴’</text:span><text:span text:style-name="T1"> Expr </text:span><text:span text:style-name="T4">‘⏵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office:value-type="string" calcext:value-type="string">
            <text:p>Combined parse problems of ab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im | Optim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11">'⁜w⏴lim⏵⏴’ </text:span><text:span text:style-name="T5">Expr </text:span><text:span text:style-name="T4">‘→’</text:span><text:span text:style-name="T5"> Expr</text:span><text:span text:style-name="T4"> 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timal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11">'⁜w⏴’ </text:span><text:span text:style-name="T1">(</text:span><text:span text:style-name="T4">‘max’</text:span><text:span text:style-name="T1"> | </text:span><text:span text:style-name="T4">‘min’</text:span><text:span text:style-name="T1"> | </text:span><text:span text:style-name="T4">‘sup’</text:span><text:span text:style-name="T1"> | </text:span><text:span text:style-name="T4">‘inf’</text:span><text:span text:style-name="T1">) </text:span><text:span text:style-name="T4">‘⏵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etTerminal | SetRoster | SetBuild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Rost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{'</text:span> (Expr (<text:span text:style-name="T2">','</text:span> Expr)*)? <text:span text:style-name="T2">'}'</text:span></text:p>
          </table:table-cell>
          <table:table-cell office:value-type="string" calcext:value-type="string">
            <text:p>Enumerate all element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tBuild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{'</text:span><text:span text:style-name="T1"> Identifier (</text:span><text:span text:style-name="T4">‘∈’ </text:span><text:span text:style-name="T1">Expr)? (</text:span><text:span text:style-name="T4">'|'</text:span><text:span text:style-name="T1"> | </text:span><text:span text:style-name="T4">':'</text:span><text:span text:style-name="T1">) Stmt (</text:span><text:span text:style-name="T4">‘,’ </text:span><text:span text:style-name="T1">Stmt)* </text:span><text:span text:style-name="T2">'}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g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2">'('</text:span> | <text:span text:style-name="T2">'['</text:span>) Expr <text:span text:style-name="T2">','</text:span> Expr (<text:span text:style-name="T2">')'</text:span> | <text:span text:style-name="T2">']'</text:span>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Star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| Call | ConditionalProbablit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l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<text:span text:style-name="T2">‘(‘</text:span> (Expr (<text:span text:style-name="T2">‘,’</text:span> Expr)*)? <text:span text:style-name="T2">‘)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ditionalProbab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‘P(‘</text:span> Expr <text:span text:style-name="T2">‘|’</text:span> Expr <text:span text:style-name="T2">‘)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plicitMultAr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Grouping | </text:span>Identifi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ermin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1">'∅’</text:span><text:span text:style-name="T1"> | </text:span><text:span text:style-name="T4">‘ℝ’</text:span><text:span text:style-name="T1"> | </text:span><text:span text:style-name="T4">‘ℝ⁺’</text:span><text:span text:style-name="T1"> | </text:span><text:span text:style-name="T4">‘ℤ’</text:span><text:span text:style-name="T1"> | </text:span><text:span text:style-name="T4">‘ℤ⁺’</text:span><text:span text:style-name="T5"> |</text:span><text:span text:style-name="T4"> ‘ℤ⁻’ </text:span><text:span text:style-name="T1">| </text:span><text:span text:style-name="T4">‘𝔹’</text:span><text:span text:style-name="T1"> | </text:span><text:span text:style-name="T4">‘ℂ’</text:span><text:span text:style-name="T1"> | </text:span><text:span text:style-name="T4">‘ℚ’</text:span><text:span text:style-name="T5"> | </text:span><text:span text:style-name="T4">‘ℚ⁺’</text:span><text:span text:style-name="T5"> | </text:span><text:span text:style-name="T4">‘ℕ’</text:span><text:span text:style-name="T5"> |</text:span><text:span text:style-name="T4"> ‘ℍ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umb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Literal | <text:span text:style-name="T2">‘∞’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1:39:15.1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8:46:15.834000000</meta:creation-date>
    <dc:date>2020-04-07T11:40:44.191000000</dc:date>
    <meta:editing-duration>PT9H33M13S</meta:editing-duration>
    <meta:editing-cycles>95</meta:editing-cycles>
    <meta:generator>LibreOffice/6.1.5.2$Windows_X86_64 LibreOffice_project/90f8dcf33c87b3705e78202e3df5142b201bd805</meta:generator>
    <meta:document-statistic meta:table-count="1" meta:cell-count="235" meta:object-count="0"/>
  </office:meta>
</office:document-meta>
</file>